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699cm" style:rel-column-width="10395*"/>
    </style:style>
    <style:style style:name="Table1.B" style:family="table-column">
      <style:table-column-properties style:column-width="14.314cm" style:rel-column-width="5514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1.853cm" fo:margin-left="2.551cm" fo:margin-right="2.596cm" table:align="margins"/>
    </style:style>
    <style:style style:name="Table2.A" style:family="table-column">
      <style:table-column-properties style:column-width="5.953cm" style:rel-column-width="32913*"/>
    </style:style>
    <style:style style:name="Table2.B" style:family="table-column">
      <style:table-column-properties style:column-width="5.9cm" style:rel-column-width="3262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officeooo:rsid="0019406f" officeooo:paragraph-rsid="0019406f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9406f" officeooo:paragraph-rsid="0019406f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9406f" officeooo:paragraph-rsid="0019406f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9406f" officeooo:paragraph-rsid="0019406f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19406f" officeooo:paragraph-rsid="0019406f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19406f" officeooo:paragraph-rsid="0019d2c3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19406f" officeooo:paragraph-rsid="0019b186"/>
    </style:style>
    <style:style style:name="P8" style:family="paragraph" style:parent-style-name="Standard" style:list-style-name="L7">
      <style:paragraph-properties fo:text-align="start" style:justify-single-word="false"/>
      <style:text-properties officeooo:rsid="0019406f" officeooo:paragraph-rsid="0019b186"/>
    </style:style>
    <style:style style:name="P9" style:family="paragraph" style:parent-style-name="Standard">
      <style:paragraph-properties fo:text-align="start" style:justify-single-word="false"/>
      <style:text-properties officeooo:rsid="0019406f" officeooo:paragraph-rsid="0019b186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9406f" officeooo:paragraph-rsid="0019406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9b186" officeooo:paragraph-rsid="0019b186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19b186" officeooo:paragraph-rsid="0019406f" style:font-style-asian="italic" style:font-style-complex="italic"/>
    </style:style>
    <style:style style:name="P13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/>
      <style:text-properties officeooo:rsid="0019406f" officeooo:paragraph-rsid="0019406f"/>
    </style:style>
    <style:style style:name="P14" style:family="paragraph" style:parent-style-name="Table_20_Contents">
      <style:paragraph-properties fo:text-align="start" style:justify-single-word="false"/>
      <style:text-properties officeooo:rsid="0019406f" officeooo:paragraph-rsid="0019406f"/>
    </style:style>
    <style:style style:name="P15" style:family="paragraph" style:parent-style-name="Table_20_Contents" style:list-style-name="L6">
      <style:paragraph-properties fo:text-align="start" style:justify-single-word="false"/>
      <style:text-properties officeooo:rsid="0019b186" officeooo:paragraph-rsid="0019b186"/>
    </style:style>
    <style:style style:name="P16" style:family="paragraph" style:parent-style-name="Table_20_Contents" style:list-style-name="L8">
      <style:paragraph-properties fo:text-align="start" style:justify-single-word="false"/>
      <style:text-properties officeooo:rsid="0019b186" officeooo:paragraph-rsid="0019b186"/>
    </style:style>
    <style:style style:name="P17" style:family="paragraph" style:parent-style-name="Table_20_Contents" style:list-style-name="L9">
      <style:paragraph-properties fo:text-align="start" style:justify-single-word="false"/>
      <style:text-properties officeooo:rsid="0019b186" officeooo:paragraph-rsid="0019b186"/>
    </style:style>
    <style:style style:name="P18" style:family="paragraph" style:parent-style-name="Table_20_Contents" style:list-style-name="L10">
      <style:paragraph-properties fo:text-align="start" style:justify-single-word="false"/>
      <style:text-properties officeooo:rsid="0019b186" officeooo:paragraph-rsid="0019b186"/>
    </style:style>
    <style:style style:name="P19" style:family="paragraph" style:parent-style-name="Heading_20_1">
      <style:paragraph-properties fo:text-align="center" style:justify-single-word="false"/>
      <style:text-properties officeooo:rsid="0019406f"/>
    </style:style>
    <style:style style:name="T1" style:family="text">
      <style:text-properties officeooo:rsid="0019d2c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Revue <text:span text:style-name="T1">finale</text:span><text:line-break/><text:line-break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ate :</text:p>
          </table:table-cell>
          <table:table-cell table:style-name="Table1.B1" office:value-type="string">
            <text:p text:style-name="P10"><text:span text:style-name="T1">Jeudi</text:span> <text:span text:style-name="T1">17</text:span> fevrier 2011 de <text:span text:style-name="T1">09</text:span>h à <text:span text:style-name="T1">09</text:span>h<text:span text:style-name="T1">15</text:span></text:p>
          </table:table-cell>
        </table:table-row>
        <table:table-row>
          <table:table-cell table:style-name="Table1.A2" office:value-type="string">
            <text:p text:style-name="P1">Lieu : </text:p>
          </table:table-cell>
          <table:table-cell table:style-name="Table1.B2" office:value-type="string">
            <text:p text:style-name="P1">INSA Lyon département informatique</text:p>
          </table:table-cell>
        </table:table-row>
        <table:table-row>
          <table:table-cell table:style-name="Table1.A2" office:value-type="string">
            <text:p text:style-name="P1">Ordre du jour</text:p>
          </table:table-cell>
          <table:table-cell table:style-name="Table1.B2" office:value-type="string">
            <text:p text:style-name="P1">Revue intermediaire avec le comité de pilotage</text:p>
          </table:table-cell>
        </table:table-row>
      </table:table>
      <text:list xml:id="list1323330997" text:style-name="L1">
        <text:list-header>
          <text:p text:style-name="P2"><text:line-break/></text:p>
        </text:list-header>
      </text:list>
      <text:list xml:id="list2077407470" text:style-name="L2">
        <text:list-item>
          <text:p text:style-name="P3">Participants : </text:p>
        </text:list-item>
      </text:list>
      <text:list xml:id="list774213856" text:style-name="L3">
        <text:list-item>
          <text:p text:style-name="P4">COPEVUE (Régis AUBRY)</text:p>
        </text:list-item>
        <text:list-item>
          <text:p text:style-name="P4">Equipe H4212 </text:p>
        </text:list-item>
      </text:list>
      <text:list xml:id="list1659619424" text:style-name="L4">
        <text:list-item>
          <text:p text:style-name="P13">Chafik BACHATENE<text:tab/>CDP</text:p>
        </text:list-item>
        <text:list-item>
          <text:p text:style-name="P13">Baptiste LECORNU <text:s text:c="3"/><text:tab/>RQ</text:p>
        </text:list-item>
        <text:list-item>
          <text:p text:style-name="P13">Adrien BROCHOT <text:s text:c="3"/><text:tab/><text:tab/>GEI</text:p>
        </text:list-item>
        <text:list-item>
          <text:p text:style-name="P13">Etienne BRODU<text:tab/><text:tab/>GEI</text:p>
        </text:list-item>
        <text:list-item>
          <text:p text:style-name="P13">Naby Daouda DIAKITE<text:tab/>GEI</text:p>
        </text:list-item>
        <text:list-item>
          <text:p text:style-name="P13">Duc Thanh PHAN<text:tab/><text:tab/>GEI</text:p>
        </text:list-item>
      </text:list>
      <text:p text:style-name="P1"/>
      <text:list xml:id="list1993642841" text:continue-numbering="true" text:style-name="L4">
        <text:list-item>
          <text:p text:style-name="P5">Interventions et déroulement de la séance :<text:line-break/></text:p>
        </text:list-item>
        <text:list-item>
          <text:p text:style-name="P6"><text:span text:style-name="T1">Seuls Naby et Etienne parleront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Intervenant</text:p>
          </table:table-cell>
          <table:table-cell table:style-name="Table2.B1" office:value-type="string">
            <text:p text:style-name="P14">Thème 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list xml:id="list596129267" text:style-name="L5">
              <text:list-item>
                <text:p text:style-name="P7"/>
              </text:list-item>
            </text:list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list xml:id="list371945216" text:style-name="L6">
              <text:list-item>
                <text:p text:style-name="P15"/>
              </text:list-item>
            </text:list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list xml:id="list394680066" text:style-name="L7">
              <text:list-item>
                <text:p text:style-name="P8"/>
              </text:list-item>
            </text:list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list xml:id="list549702472" text:style-name="L8">
              <text:list-item>
                <text:p text:style-name="P16"/>
              </text:list-item>
            </text:list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list xml:id="list1790874184" text:style-name="L9">
              <text:list-item>
                <text:p text:style-name="P17"/>
              </text:list-item>
            </text:list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list xml:id="list1141096269" text:style-name="L10">
              <text:list-item>
                <text:p text:style-name="P18"/>
              </text:list-item>
            </text:list>
          </table:table-cell>
        </table:table-row>
      </table:table>
      <text:p text:style-name="P1"/>
      <text:p text:style-name="P9"><text:tab/></text:p>
      <text:p text:style-name="P9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fik </meta:initial-creator>
    <meta:creation-date>2011-02-03T17:27:30</meta:creation-date>
    <dc:date>2011-02-13T16:43:48</dc:date>
    <dc:creator>Chafik </dc:creator>
    <meta:editing-duration>PT00H15M27S</meta:editing-duration>
    <meta:editing-cycles>2</meta:editing-cycles>
    <meta:generator>OpenOffice.org/3.2$Unix OpenOffice.org_project/320m19$Build-9505</meta:generator>
    <meta:document-statistic meta:table-count="2" meta:image-count="0" meta:object-count="0" meta:page-count="1" meta:paragraph-count="23" meta:word-count="81" meta:character-count="440"/>
  </office:meta>
</office:document-meta>
</file>